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6666in" fo:margin-bottom="0.1041in" fo:line-height="100%" fo:background-color="#FFFFFF"/>
    </style:style>
    <style:style style:name="T2" style:parent-style-name="DefaultParagraphFont" style:family="text">
      <style:text-properties style:font-name="Courier New" style:font-name-asian="Times New Roman" style:font-name-complex="Courier New" fo:color="#333333" style:letter-kerning="true" fo:font-size="25.5pt" style:font-size-asian="25.5pt" style:font-size-complex="25.5pt" style:language-asian="en" style:country-asian="GB"/>
    </style:style>
    <style:style style:name="T3" style:parent-style-name="DefaultParagraphFont" style:family="text">
      <style:text-properties style:font-name="inherit" style:font-name-asian="Times New Roman" style:font-name-complex="Helvetica" fo:color="#333333" style:letter-kerning="true" fo:font-size="28.5pt" style:font-size-asian="28.5pt" style:font-size-complex="28.5pt" style:language-asian="en" style:country-asian="GB"/>
    </style:style>
    <style:style style:name="P4"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5" style:parent-style-name="Normal" style:family="paragraph">
      <style:paragraph-properties fo:margin-bottom="0.1041in" fo:line-height="100%" fo:background-color="#FFFFFF"/>
    </style:style>
    <style:style style:name="T6"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7" style:parent-style-name="DefaultParagraphFont" style:family="text">
      <style:text-properties style:font-name="Helvetica" style:font-name-asian="Times New Roman" style:font-name-complex="Helvetica" fo:font-weight="bold" style:font-weight-asian="bold" style:font-weight-complex="bold" fo:color="#333333" fo:font-size="10.5pt" style:font-size-asian="10.5pt" style:font-size-complex="10.5pt" style:language-asian="en" style:country-asian="GB"/>
    </style:style>
    <style:style style:name="T8"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9"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10" style:parent-style-name="Normal" style:family="paragraph">
      <style:paragraph-properties fo:margin-top="0.6666in"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11"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12" style:parent-style-name="Normal" style:family="paragraph">
      <style:paragraph-properties fo:margin-top="0.6666in"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13" style:parent-style-name="Normal" style:family="paragraph">
      <style:paragraph-properties fo:margin-bottom="0.1041in" fo:line-height="100%" fo:background-color="#FFFFFF"/>
    </style:style>
    <style:style style:name="T14"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15"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16"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17"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18"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19"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20"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21"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22"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23"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paragraph-properties fo:margin-bottom="0.1041in" fo:line-height="100%" fo:background-color="#FFFFFF"/>
    </style:style>
    <style:style style:name="T28"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29" style:parent-style-name="Normal" style:family="paragraph">
      <style:paragraph-properties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30" style:parent-style-name="Normal" style:family="paragraph">
      <style:paragraph-properties fo:margin-bottom="0.1041in" fo:line-height="100%" fo:background-color="#FFFFFF"/>
    </style:style>
    <style:style style:name="T31"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32"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33"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34"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35" style:parent-style-name="Normal" style:family="paragraph">
      <style:text-properties fo:font-weight="bold" style:font-weight-asian="bold" style:font-weight-complex="bold"/>
    </style:style>
    <style:style style:name="P36" style:parent-style-name="Normal" style:family="paragraph">
      <style:paragraph-properties fo:margin-top="0.6666in"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37" style:parent-style-name="Normal" style:family="paragraph">
      <style:paragraph-properties fo:margin-bottom="0.1041in" fo:line-height="100%" fo:background-color="#FFFFFF"/>
    </style:style>
    <style:style style:name="T38"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39"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40"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41"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50"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51" style:parent-style-name="Normal" style:family="paragraph">
      <style:paragraph-properties fo:margin-top="0.6666in"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52" style:parent-style-name="Normal" style:family="paragraph">
      <style:paragraph-properties fo:margin-bottom="0.1041in" fo:line-height="100%" fo:background-color="#FFFFFF"/>
    </style:style>
    <style:style style:name="T53"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54"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55"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56"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57"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family="paragraph">
      <style:paragraph-properties fo:margin-top="0.6666in"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62" style:parent-style-name="Normal" style:family="paragraph">
      <style:paragraph-properties fo:margin-bottom="0.1041in" fo:line-height="100%" fo:background-color="#FFFFFF"/>
    </style:style>
    <style:style style:name="T63"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64" style:parent-style-name="DefaultParagraphFont" style:family="text">
      <style:text-properties style:font-name="Courier New" style:font-name-asian="Times New Roman" style:font-name-complex="Courier New" fo:color="#333333" fo:font-size="9.5pt" style:font-size-asian="9.5pt" style:font-size-complex="9.5pt" style:language-asian="en" style:country-asian="GB"/>
    </style:style>
    <style:style style:name="T65"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66"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67" style:parent-style-name="DefaultParagraphFont" style:family="text">
      <style:text-properties style:font-name="Helvetica" style:font-name-asian="Times New Roman" style:font-name-complex="Helvetica" fo:font-style="italic" style:font-style-asian="italic" style:font-style-complex="italic" fo:color="#333333" fo:font-size="10.5pt" style:font-size-asian="10.5pt" style:font-size-complex="10.5pt" style:language-asian="en" style:country-asian="GB"/>
    </style:style>
    <style:style style:name="T68" style:parent-style-name="DefaultParagraphFont" style:family="text">
      <style:text-properties style:font-name="Courier New" style:font-name-asian="Times New Roman" style:font-name-complex="Courier New" fo:font-style="italic" style:font-style-asian="italic" style:font-style-complex="italic" fo:color="#333333" fo:font-size="9.5pt" style:font-size-asian="9.5pt" style:font-size-complex="9.5pt" style:language-asian="en" style:country-asian="GB"/>
    </style:style>
    <style:style style:name="T69" style:parent-style-name="DefaultParagraphFont" style:family="text">
      <style:text-properties style:font-name="Helvetica" style:font-name-asian="Times New Roman" style:font-name-complex="Helvetica" fo:font-style="italic" style:font-style-asian="italic" style:font-style-complex="italic" fo:color="#333333" fo:font-size="10.5pt" style:font-size-asian="10.5pt" style:font-size-complex="10.5pt" style:language-asian="en" style:country-asian="GB"/>
    </style:style>
    <style:style style:name="P70" style:parent-style-name="Normal" style:family="paragraph">
      <style:paragraph-properties fo:margin-bottom="0.1041in" fo:line-height="100%" fo:background-color="#FFFFFF"/>
      <style:text-properties style:font-name="Helvetica" style:font-name-asian="Times New Roman" style:font-name-complex="Helvetica" fo:font-style="italic" style:font-style-asian="italic" style:font-style-complex="italic" fo:color="#333333" fo:font-size="10.5pt" style:font-size-asian="10.5pt" style:font-size-complex="10.5pt" style:language-asian="en" style:country-asian="GB"/>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paragraph-properties fo:margin-bottom="0.1041in" fo:line-height="100%" fo:background-color="#FFFFFF"/>
      <style:text-properties style:font-name="Helvetica" style:font-name-asian="Times New Roman" style:font-name-complex="Helvetica" fo:color="#333333" fo:font-size="10.5pt" style:font-size-asian="10.5pt" style:font-size-complex="10.5pt" style:language-asian="en" style:country-asian="GB"/>
    </style:style>
    <style:style style:name="P75" style:parent-style-name="Normal" style:family="paragraph">
      <style:paragraph-properties fo:margin-top="0.6666in" fo:margin-bottom="0.1041in" fo:line-height="100%" fo:background-color="#FFFFFF"/>
      <style:text-properties style:font-name="inherit" style:font-name-asian="Times New Roman" style:font-name-complex="Helvetica" fo:color="#333333" style:letter-kerning="true" fo:font-size="25.5pt" style:font-size-asian="25.5pt" style:font-size-complex="25.5pt" style:language-asian="en" style:country-asian="GB"/>
    </style:style>
    <style:style style:name="P76" style:parent-style-name="Normal" style:family="paragraph">
      <style:paragraph-properties fo:margin-bottom="0.1041in" fo:line-height="100%" fo:background-color="#FFFFFF"/>
    </style:style>
    <style:style style:name="T77"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T78" style:parent-style-name="DefaultParagraphFont" style:family="text">
      <style:text-properties style:font-name="Helvetica" style:font-name-asian="Times New Roman" style:font-name-complex="Helvetica" fo:font-weight="bold" style:font-weight-asian="bold" style:font-weight-complex="bold" fo:color="#333333" fo:font-size="10.5pt" style:font-size-asian="10.5pt" style:font-size-complex="10.5pt" style:language-asian="en" style:country-asian="GB"/>
    </style:style>
    <style:style style:name="T79"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GB"/>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text-properties fo:font-weight="bold" style:font-weight-asian="bold" style:font-weight-complex="bold"/>
    </style:style>
  </office:automatic-styles>
  <office:body>
    <office:text text:use-soft-page-breaks="true">
      <text:h text:style-name="P1" text:outline-level="1"><text:span text:style-name="T2">Dplyr</text:span><text:span text:style-name="T3"> Homework</text:span></text:h>
      <text:p text:style-name="P4">The data for this homework comes from an Open Data Science website called Kaggle. Kaggle has many open source datasets for you to use and most of them come with code uploaded by other users showing different ways to explore the data. It is a great way to learn about data-wrangling and analysis and if you are interested then set up your own account and get going.</text:p>
      <text:p text:style-name="P5"><text:span text:style-name="T6">For this task we will make use of their </text:span><text:span text:style-name="T7">Starbucks Calorie</text:span><text:span text:style-name="T8"> dataset. You can find out more information about each dataset and what each column represents , but we have put the version you need in your data folder.</text:span></text:p>
      <text:p text:style-name="Normal"/>
      <text:p text:style-name="Normal"/>
      <text:p text:style-name="Normal">title: "R Notebook"</text:p>
      <text:p text:style-name="Normal">output: html_notebook</text:p>
      <text:p text:style-name="Normal">---</text:p>
      <text:p text:style-name="Normal">library (tidyverse)</text:p>
      <text:p text:style-name="Normal">library (devtools)</text:p>
      <text:p text:style-name="Normal">library (CodeClanData)</text:p>
      <text:p text:style-name="Normal">library (readxl)</text:p>
      <text:p text:style-name="Normal"/>
      <text:p text:style-name="Normal">hw_dplyr &lt;- read.csv("data/starbucks_drinkMenu_expanded.csv")</text:p>
      <text:p text:style-name="Normal">hw_dplyr</text:p>
      <text:p text:style-name="Normal"/>
      <text:p text:style-name="Normal">str(hw_dplyr)</text:p>
      <text:p text:style-name="P9"/>
      <text:h text:style-name="P10" text:outline-level="1">1 Question 1</text:h>
      <text:p text:style-name="P11">Load in the dataset and have a look at it. What are the dimensions, variable types, variable names, etc.?</text:p>
      <text:soft-page-break/>
      <text:h text:style-name="P12" text:outline-level="1">2 Question 2</text:h>
      <text:p text:style-name="P13"><text:span text:style-name="T14">Let’s first investigate the calories of different drinks. Select the variables </text:span><text:span text:style-name="T15">Beverage_category</text:span><text:span text:style-name="T16">, </text:span><text:span text:style-name="T17">Beverage</text:span><text:span text:style-name="T18">, </text:span><text:span text:style-name="T19">Beverage prep</text:span><text:span text:style-name="T20"> and </text:span><text:span text:style-name="T21">Calories</text:span><text:span text:style-name="T22"> from your data. Since we are interested in the calorie content, check if there are any NA values in the data, and drop them if there are.</text:span></text:p>
      <text:p text:style-name="P23"/>
      <text:p text:style-name="P24">hw_dplyr %&gt;%<text:s/></text:p>
      <text:p text:style-name="P25">select (Beverage_category,Beverage,Beverage_prep,Calories) %&gt;%<text:s/></text:p>
      <text:p text:style-name="P26"><text:s/>filter(!is.na(Calories))</text:p>
      <text:p text:style-name="P27"><text:span text:style-name="T28"><text:line-break/></text:span></text:p>
      <text:p text:style-name="P29">3 Question 3</text:p>
      <text:p text:style-name="P30"><text:span text:style-name="T31">Create a new variable (column) called </text:span><text:span text:style-name="T32">calorie_diff</text:span><text:span text:style-name="T33">, which stores the difference between 135 calories (135 calories = 10 cubes of sugar!) and the calories in each drink. (hint: you’ll want to subtract the calories from 135 to see which drink have more or less than 10 cups of sugar).</text:span></text:p>
      <text:p text:style-name="P34"/>
      <text:p text:style-name="P35">mutate(hw_dplyr, calorie_diff = (Calories - 135), .after = Calories )</text:p>
      <text:h text:style-name="P36" text:outline-level="1">4 Question 4</text:h>
      <text:p text:style-name="P37"><text:span text:style-name="T38">Summarise the mean number of calories in each </text:span><text:span text:style-name="T39">beverage_category</text:span><text:span text:style-name="T40">. Which 3 drinks have the most calories? Which 3 drinks have the least? Write a small summary of your findings.</text:span></text:p>
      <text:p text:style-name="P41"/>
      <text:p text:style-name="P42">bv_cat &lt;- hw_dplyr %&gt;%<text:s/></text:p>
      <text:p text:style-name="P43"><text:s text:c="2"/>group_by(Beverage_category) %&gt;%<text:s/></text:p>
      <text:p text:style-name="P44"><text:s text:c="2"/>summarise (sum_cat = mean(Calories)) %&gt;%<text:s/></text:p>
      <text:p text:style-name="P45"><text:s text:c="2"/>arrange(desc(sum_cat))</text:p>
      <text:p text:style-name="P46">bv_cat1 &lt;- head(bv_cat,3)</text:p>
      <text:p text:style-name="P47">bv_cat2 &lt;- tail (bv_cat,3)</text:p>
      <text:p text:style-name="P48">summary(bv_cat)</text:p>
      <text:p text:style-name="P49"/>
      <text:p text:style-name="P50"/>
      <text:soft-page-break/>
      <text:h text:style-name="P51" text:outline-level="1">5 Question 5</text:h>
      <text:p text:style-name="P52"><text:span text:style-name="T53">Let’s look at this a different way. What is the average number of calories in each </text:span><text:span text:style-name="T54">Beverage_prep</text:span><text:span text:style-name="T55"> type?</text:span><text:span text:style-name="T56"><text:line-break/></text:span></text:p>
      <text:p text:style-name="P57"/>
      <text:p text:style-name="P58">hw_dplyr %&gt;%<text:s/></text:p>
      <text:p text:style-name="P59">group_by(Beverage_prep) %&gt;%<text:s/></text:p>
      <text:p text:style-name="P60">summarise(Average_calorie = mean(Calories))</text:p>
      <text:h text:style-name="P61" text:outline-level="1">6 Question 6</text:h>
      <text:p text:style-name="P62"><text:span text:style-name="T63">Which </text:span><text:span text:style-name="T64">Beverage_prep</text:span><text:span text:style-name="T65"> type contains more than the average calories of all drinks?</text:span><text:span text:style-name="T66"><text:line-break/></text:span><text:span text:style-name="T67">Hint: to answer this, you’ll have to first figure out what the average calories across all drinks are, and then use that as a filter for the grouped </text:span><text:span text:style-name="T68">Beverage_prep</text:span><text:span text:style-name="T69"> data.</text:span></text:p>
      <text:p text:style-name="P70"/>
      <text:p text:style-name="P71">cal_mean &lt;- mean(hw_dplyr$Calories)</text:p>
      <text:p text:style-name="P72">cal_mean</text:p>
      <text:p text:style-name="P73">filter(hw_dplyr,Calories&gt; cal_mean)</text:p>
      <text:p text:style-name="P74"/>
      <text:h text:style-name="P75" text:outline-level="1">7 Question 7</text:h>
      <text:p text:style-name="P76"><text:span text:style-name="T77">Which is the best type of </text:span><text:span text:style-name="T78">coffee</text:span><text:span text:style-name="T79"> drink to get if you’re worried about consuming too many calories?</text:span></text:p>
      <text:p text:style-name="P80">hw_dplyr %&gt;%<text:s/></text:p>
      <text:p text:style-name="P81">group_by(Beverage) %&gt;%<text:s/></text:p>
      <text:p text:style-name="P82">filter(Calories &lt;=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er-section-number" style:display-name="header-section-number"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nica Kadwe</meta:initial-creator>
    <dc:creator>Monica Kadwe</dc:creator>
    <meta:creation-date>2021-03-30T23:01:00Z</meta:creation-date>
    <dc:date>2021-03-30T23:02:00Z</dc:date>
    <meta:template xlink:href="Normal" xlink:type="simple"/>
    <meta:editing-cycles>3</meta:editing-cycles>
    <meta:editing-duration>PT360S</meta:editing-duration>
    <meta:document-statistic meta:page-count="3" meta:paragraph-count="5" meta:word-count="417" meta:character-count="2791" meta:row-count="19" meta:non-whitespace-character-count="2379"/>
  </office:meta>
</office:document-meta>
</file>